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Link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Mass 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ixx</text:p>
          </table:table-cell>
          <table:table-cell office:value-type="string" calcext:value-type="string">
            <text:p>iyy</text:p>
          </table:table-cell>
        </table:table-row>
        <table:table-row table:style-name="ro1">
          <table:table-cell office:value-type="string" calcext:value-type="string">
            <text:p>right_hand_a</text:p>
          </table:table-cell>
          <table:table-cell office:value-type="float" office:value="0.0196" calcext:value-type="float">
            <text:p>0,0196</text:p>
          </table:table-cell>
          <table:table-cell office:value-type="float" office:value="0.025" calcext:value-type="float">
            <text:p>0,025</text:p>
          </table:table-cell>
          <table:table-cell office:value-type="float" office:value="0.078" calcext:value-type="float">
            <text:p>0,078</text:p>
          </table:table-cell>
          <table:table-cell/>
          <table:table-cell table:formula="of:=0.5*[.D2]*[.B2]*[.B2]" office:value-type="float" office:value="0.00001498224" calcext:value-type="float">
            <text:p>1,498224E-05</text:p>
          </table:table-cell>
          <table:table-cell table:formula="of:=0.083333*[.D2]*(3*[.B2]*[.B2]+[.C2]*[.C2])" office:value-type="float" office:value="0.00001155357378552" calcext:value-type="float">
            <text:p>1,155357378552E-05</text:p>
          </table:table-cell>
        </table:table-row>
        <table:table-row table:style-name="ro1">
          <table:table-cell office:value-type="string" calcext:value-type="string">
            <text:p>right_hand_b</text:p>
          </table:table-cell>
          <table:table-cell office:value-type="float" office:value="0.0196" calcext:value-type="float">
            <text:p>0,0196</text:p>
          </table:table-cell>
          <table:table-cell office:value-type="float" office:value="0.015" calcext:value-type="float">
            <text:p>0,015</text:p>
          </table:table-cell>
          <table:table-cell office:value-type="float" office:value="0.0325" calcext:value-type="float">
            <text:p>0,0325</text:p>
          </table:table-cell>
          <table:table-cell/>
          <table:table-cell table:formula="of:=0.5*[.D3]*[.B3]*[.B3]" office:value-type="float" office:value="0.0000062426" calcext:value-type="float">
            <text:p>6,2426E-06</text:p>
          </table:table-cell>
          <table:table-cell table:formula="of:=0.083333*[.D3]*(3*[.B3]*[.B3]+[.C3]*[.C3])" office:value-type="float" office:value="0.0000037306600773" calcext:value-type="float">
            <text:p>3,7306600773E-06</text:p>
          </table:table-cell>
        </table:table-row>
        <table:table-row table:style-name="ro1">
          <table:table-cell office:value-type="string" calcext:value-type="string">
            <text:p>right_hand_c</text:p>
          </table:table-cell>
          <table:table-cell office:value-type="float" office:value="0.0196" calcext:value-type="float">
            <text:p>0,0196</text:p>
          </table:table-cell>
          <table:table-cell office:value-type="float" office:value="0.01" calcext:value-type="float">
            <text:p>0,01</text:p>
          </table:table-cell>
          <table:table-cell office:value-type="float" office:value="0.0195" calcext:value-type="float">
            <text:p>0,0195</text:p>
          </table:table-cell>
          <table:table-cell/>
          <table:table-cell table:formula="of:=0.5*[.D4]*[.B4]*[.B4]" office:value-type="float" office:value="0.00000374556" calcext:value-type="float">
            <text:p>3,74556E-06</text:p>
          </table:table-cell>
          <table:table-cell table:formula="of:=0.083333*[.D4]*(3*[.B4]*[.B4]+[.C4]*[.C4])" office:value-type="float" office:value="0.00000203527185888" calcext:value-type="float">
            <text:p>2,03527185888E-0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_hand_l</text:p>
          </table:table-cell>
          <table:table-cell office:value-type="float" office:value="0.0196" calcext:value-type="float">
            <text:p>0,0196</text:p>
          </table:table-cell>
          <table:table-cell office:value-type="float" office:value="0.03" calcext:value-type="float">
            <text:p>0,03</text:p>
          </table:table-cell>
          <table:table-cell office:value-type="float" office:value="0.078" calcext:value-type="float">
            <text:p>0,078</text:p>
          </table:table-cell>
          <table:table-cell/>
          <table:table-cell table:formula="of:=0.5*[.D6]*[.B6]*[.B6]" office:value-type="float" office:value="0.00001498224" calcext:value-type="float">
            <text:p>1,498224E-05</text:p>
          </table:table-cell>
          <table:table-cell table:formula="of:=0.083333*[.D6]*(3*[.B6]*[.B6]+[.C6]*[.C6])" office:value-type="float" office:value="0.00001334106663552" calcext:value-type="float">
            <text:p>1,334106663552E-05</text:p>
          </table:table-cell>
        </table:table-row>
        <table:table-row table:style-name="ro1">
          <table:table-cell office:value-type="string" calcext:value-type="string">
            <text:p>right_hand_p</text:p>
          </table:table-cell>
          <table:table-cell office:value-type="float" office:value="0.0196" calcext:value-type="float">
            <text:p>0,0196</text:p>
          </table:table-cell>
          <table:table-cell office:value-type="float" office:value="0.02" calcext:value-type="float">
            <text:p>0,02</text:p>
          </table:table-cell>
          <table:table-cell office:value-type="float" office:value="0.0325" calcext:value-type="float">
            <text:p>0,0325</text:p>
          </table:table-cell>
          <table:table-cell/>
          <table:table-cell table:formula="of:=0.5*[.D7]*[.B7]*[.B7]" office:value-type="float" office:value="0.0000062426" calcext:value-type="float">
            <text:p>6,2426E-06</text:p>
          </table:table-cell>
          <table:table-cell table:formula="of:=0.083333*[.D7]*(3*[.B7]*[.B7]+[.C7]*[.C7])" office:value-type="float" office:value="0.0000042046165148" calcext:value-type="float">
            <text:p>4,2046165148E-06</text:p>
          </table:table-cell>
        </table:table-row>
        <table:table-row table:style-name="ro1">
          <table:table-cell office:value-type="string" calcext:value-type="string">
            <text:p>right_hand_t</text:p>
          </table:table-cell>
          <table:table-cell office:value-type="float" office:value="0.0196" calcext:value-type="float">
            <text:p>0,0196</text:p>
          </table:table-cell>
          <table:table-cell office:value-type="float" office:value="0.015" calcext:value-type="float">
            <text:p>0,015</text:p>
          </table:table-cell>
          <table:table-cell office:value-type="float" office:value="0.0195" calcext:value-type="float">
            <text:p>0,0195</text:p>
          </table:table-cell>
          <table:table-cell/>
          <table:table-cell table:formula="of:=0.5*[.D8]*[.B8]*[.B8]" office:value-type="float" office:value="0.00000374556" calcext:value-type="float">
            <text:p>3,74556E-06</text:p>
          </table:table-cell>
          <table:table-cell table:formula="of:=0.083333*[.D8]*(3*[.B8]*[.B8]+[.C8]*[.C8])" office:value-type="float" office:value="0.00000223839604638" calcext:value-type="float">
            <text:p>2,23839604638E-0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_hand_k</text:p>
          </table:table-cell>
          <table:table-cell office:value-type="float" office:value="0.0196" calcext:value-type="float">
            <text:p>0,0196</text:p>
          </table:table-cell>
          <table:table-cell office:value-type="float" office:value="0.035" calcext:value-type="float">
            <text:p>0,035</text:p>
          </table:table-cell>
          <table:table-cell office:value-type="float" office:value="0.078" calcext:value-type="float">
            <text:p>0,078</text:p>
          </table:table-cell>
          <table:table-cell/>
          <table:table-cell table:formula="of:=0.5*[.D10]*[.B10]*[.B10]" office:value-type="float" office:value="0.00001498224" calcext:value-type="float">
            <text:p>1,498224E-05</text:p>
          </table:table-cell>
          <table:table-cell table:formula="of:=0.083333*[.D10]*(3*[.B10]*[.B10]+[.C10]*[.C10])" office:value-type="float" office:value="0.00001545355818552" calcext:value-type="float">
            <text:p>1,545355818552E-05</text:p>
          </table:table-cell>
        </table:table-row>
        <table:table-row table:style-name="ro1">
          <table:table-cell office:value-type="string" calcext:value-type="string">
            <text:p>right_hand_o</text:p>
          </table:table-cell>
          <table:table-cell office:value-type="float" office:value="0.0196" calcext:value-type="float">
            <text:p>0,0196</text:p>
          </table:table-cell>
          <table:table-cell office:value-type="float" office:value="0.02" calcext:value-type="float">
            <text:p>0,02</text:p>
          </table:table-cell>
          <table:table-cell office:value-type="float" office:value="0.0325" calcext:value-type="float">
            <text:p>0,0325</text:p>
          </table:table-cell>
          <table:table-cell/>
          <table:table-cell table:formula="of:=0.5*[.D11]*[.B11]*[.B11]" office:value-type="float" office:value="0.0000062426" calcext:value-type="float">
            <text:p>6,2426E-06</text:p>
          </table:table-cell>
          <table:table-cell table:formula="of:=0.083333*[.D11]*(3*[.B11]*[.B11]+[.C11]*[.C11])" office:value-type="float" office:value="0.0000042046165148" calcext:value-type="float">
            <text:p>4,2046165148E-06</text:p>
          </table:table-cell>
        </table:table-row>
        <table:table-row table:style-name="ro1">
          <table:table-cell office:value-type="string" calcext:value-type="string">
            <text:p>right_hand_s</text:p>
          </table:table-cell>
          <table:table-cell office:value-type="float" office:value="0.0196" calcext:value-type="float">
            <text:p>0,0196</text:p>
          </table:table-cell>
          <table:table-cell office:value-type="float" office:value="0.015" calcext:value-type="float">
            <text:p>0,015</text:p>
          </table:table-cell>
          <table:table-cell office:value-type="float" office:value="0.0195" calcext:value-type="float">
            <text:p>0,0195</text:p>
          </table:table-cell>
          <table:table-cell/>
          <table:table-cell table:formula="of:=0.5*[.D12]*[.B12]*[.B12]" office:value-type="float" office:value="0.00000374556" calcext:value-type="float">
            <text:p>3,74556E-06</text:p>
          </table:table-cell>
          <table:table-cell table:formula="of:=0.083333*[.D12]*(3*[.B12]*[.B12]+[.C12]*[.C12])" office:value-type="float" office:value="0.00000223839604638" calcext:value-type="float">
            <text:p>2,23839604638E-0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_hand_i</text:p>
          </table:table-cell>
          <table:table-cell office:value-type="float" office:value="0.0196" calcext:value-type="float">
            <text:p>0,0196</text:p>
          </table:table-cell>
          <table:table-cell office:value-type="float" office:value="0.035" calcext:value-type="float">
            <text:p>0,035</text:p>
          </table:table-cell>
          <table:table-cell office:value-type="float" office:value="0.078" calcext:value-type="float">
            <text:p>0,078</text:p>
          </table:table-cell>
          <table:table-cell/>
          <table:table-cell table:formula="of:=0.5*[.D14]*[.B14]*[.B14]" office:value-type="float" office:value="0.00001498224" calcext:value-type="float">
            <text:p>1,498224E-05</text:p>
          </table:table-cell>
          <table:table-cell table:formula="of:=0.083333*[.D14]*(3*[.B14]*[.B14]+[.C14]*[.C14])" office:value-type="float" office:value="0.00001545355818552" calcext:value-type="float">
            <text:p>1,545355818552E-05</text:p>
          </table:table-cell>
        </table:table-row>
        <table:table-row table:style-name="ro1">
          <table:table-cell office:value-type="string" calcext:value-type="string">
            <text:p>right_hand_m</text:p>
          </table:table-cell>
          <table:table-cell office:value-type="float" office:value="0.0196" calcext:value-type="float">
            <text:p>0,0196</text:p>
          </table:table-cell>
          <table:table-cell office:value-type="float" office:value="0.02" calcext:value-type="float">
            <text:p>0,02</text:p>
          </table:table-cell>
          <table:table-cell office:value-type="float" office:value="0.0325" calcext:value-type="float">
            <text:p>0,0325</text:p>
          </table:table-cell>
          <table:table-cell/>
          <table:table-cell table:formula="of:=0.5*[.D15]*[.B15]*[.B15]" office:value-type="float" office:value="0.0000062426" calcext:value-type="float">
            <text:p>6,2426E-06</text:p>
          </table:table-cell>
          <table:table-cell table:formula="of:=0.083333*[.D15]*(3*[.B15]*[.B15]+[.C15]*[.C15])" office:value-type="float" office:value="0.0000042046165148" calcext:value-type="float">
            <text:p>4,2046165148E-06</text:p>
          </table:table-cell>
        </table:table-row>
        <table:table-row table:style-name="ro1">
          <table:table-cell office:value-type="string" calcext:value-type="string">
            <text:p>right_hand_q</text:p>
          </table:table-cell>
          <table:table-cell office:value-type="float" office:value="0.0196" calcext:value-type="float">
            <text:p>0,0196</text:p>
          </table:table-cell>
          <table:table-cell office:value-type="float" office:value="0.015" calcext:value-type="float">
            <text:p>0,015</text:p>
          </table:table-cell>
          <table:table-cell office:value-type="float" office:value="0.0195" calcext:value-type="float">
            <text:p>0,0195</text:p>
          </table:table-cell>
          <table:table-cell/>
          <table:table-cell table:formula="of:=0.5*[.D16]*[.B16]*[.B16]" office:value-type="float" office:value="0.00000374556" calcext:value-type="float">
            <text:p>3,74556E-06</text:p>
          </table:table-cell>
          <table:table-cell table:formula="of:=0.083333*[.D16]*(3*[.B16]*[.B16]+[.C16]*[.C16])" office:value-type="float" office:value="0.00000223839604638" calcext:value-type="float">
            <text:p>2,23839604638E-0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_hand_j</text:p>
          </table:table-cell>
          <table:table-cell office:value-type="float" office:value="0.0196" calcext:value-type="float">
            <text:p>0,0196</text:p>
          </table:table-cell>
          <table:table-cell office:value-type="float" office:value="0.035" calcext:value-type="float">
            <text:p>0,035</text:p>
          </table:table-cell>
          <table:table-cell office:value-type="float" office:value="0.078" calcext:value-type="float">
            <text:p>0,078</text:p>
          </table:table-cell>
          <table:table-cell/>
          <table:table-cell table:formula="of:=0.5*[.D18]*[.B18]*[.B18]" office:value-type="float" office:value="0.00001498224" calcext:value-type="float">
            <text:p>1,498224E-05</text:p>
          </table:table-cell>
          <table:table-cell table:formula="of:=0.083333*[.D18]*(3*[.B18]*[.B18]+[.C18]*[.C18])" office:value-type="float" office:value="0.00001545355818552" calcext:value-type="float">
            <text:p>1,545355818552E-05</text:p>
          </table:table-cell>
        </table:table-row>
        <table:table-row table:style-name="ro1">
          <table:table-cell office:value-type="string" calcext:value-type="string">
            <text:p>right_hand_n</text:p>
          </table:table-cell>
          <table:table-cell office:value-type="float" office:value="0.0196" calcext:value-type="float">
            <text:p>0,0196</text:p>
          </table:table-cell>
          <table:table-cell office:value-type="float" office:value="0.02" calcext:value-type="float">
            <text:p>0,02</text:p>
          </table:table-cell>
          <table:table-cell office:value-type="float" office:value="0.0325" calcext:value-type="float">
            <text:p>0,0325</text:p>
          </table:table-cell>
          <table:table-cell/>
          <table:table-cell table:formula="of:=0.5*[.D19]*[.B19]*[.B19]" office:value-type="float" office:value="0.0000062426" calcext:value-type="float">
            <text:p>6,2426E-06</text:p>
          </table:table-cell>
          <table:table-cell table:formula="of:=0.083333*[.D19]*(3*[.B19]*[.B19]+[.C19]*[.C19])" office:value-type="float" office:value="0.0000042046165148" calcext:value-type="float">
            <text:p>4,2046165148E-06</text:p>
          </table:table-cell>
        </table:table-row>
        <table:table-row table:style-name="ro1">
          <table:table-cell office:value-type="string" calcext:value-type="string">
            <text:p>right_hand_r</text:p>
          </table:table-cell>
          <table:table-cell office:value-type="float" office:value="0.0196" calcext:value-type="float">
            <text:p>0,0196</text:p>
          </table:table-cell>
          <table:table-cell office:value-type="float" office:value="0.015" calcext:value-type="float">
            <text:p>0,015</text:p>
          </table:table-cell>
          <table:table-cell office:value-type="float" office:value="0.0195" calcext:value-type="float">
            <text:p>0,0195</text:p>
          </table:table-cell>
          <table:table-cell/>
          <table:table-cell table:formula="of:=0.5*[.D20]*[.B20]*[.B20]" office:value-type="float" office:value="0.00000374556" calcext:value-type="float">
            <text:p>3,74556E-06</text:p>
          </table:table-cell>
          <table:table-cell table:formula="of:=0.083333*[.D20]*(3*[.B20]*[.B20]+[.C20]*[.C20])" office:value-type="float" office:value="0.00000223839604638" calcext:value-type="float">
            <text:p>2,23839604638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7">00-00-0000</text:date>, <text:time style:data-style-name="N2" text:time-value="12:36:35.0442573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4T16:17:26.888479268</meta:creation-date>
    <dc:date>2022-08-07T12:36:42.908433082</dc:date>
    <meta:editing-duration>PT31M18S</meta:editing-duration>
    <meta:editing-cycles>5</meta:editing-cycles>
    <meta:generator>LibreOffice/6.4.7.2$Linux_X86_64 LibreOffice_project/40$Build-2</meta:generator>
    <meta:document-statistic meta:table-count="1" meta:cell-count="97" meta:object-count="0"/>
  </office:meta>
</office:document-meta>
</file>